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 Document:</text:p>
      <text:p text:style-name="Standard"/>
      <text:p text:style-name="Standard">The three basic classes that make up this game are the Frog, Turtle and Car classes. </text:p>
      <text:p text:style-name="Standard"/>
      <text:p text:style-name="Standard">Turtles:</text:p>
      <text:p text:style-name="Standard"/>
      <text:p text:style-name="Standard">Constructor:</text:p>
      <text:p text:style-name="Standard"><text:tab/>A turtle is made of a Posn, a Integer that represents its velocity, a WorldImage that is the image that represents a turtle and a radius. The constructor of a turtle only takes two inputs the Posn and the Velocity, the image is then set according to the direction the turtle is moving. The radius is always a static 17 and should remain that way unless a new image is used to represent a turtle. </text:p>
      <text:p text:style-name="Standard"/>
      <text:p text:style-name="Standard">Methods:</text:p>
      <text:p text:style-name="Standard"><text:tab/>A turtle only has a two methods: move and update image. The move method moves the turtle only in the x directio naccording to it's velocity and if the turtle is moving off screen it will reset it's position to the other side. The update image method sets the turtle's image's pinhole to the current posn of the turtle. </text:p>
      <text:p text:style-name="Standard"/>
      <text:p text:style-name="Standard">Cars:</text:p>
      <text:p text:style-name="Standard"/>
      <text:p text:style-name="Standard">Constructor:</text:p>
      <text:p text:style-name="Standard"><text:tab/>Very simialr to the turtle it is made up of a posn, a velocity, a length, a width and a string representing which type of car it is. In this case the constructor takes only the posn, the velocity and the string representing it's type. The car's image and demensions are then determined by which type of car it is.</text:p>
      <text:p text:style-name="Standard"/>
      <text:p text:style-name="Standard">Methods:</text:p>
      <text:p text:style-name="Standard"><text:tab/>A car only has two methods and they are the same as the two methods a turtle has.</text:p>
      <text:p text:style-name="Standard"/>
      <text:p text:style-name="Standard">Frogs:</text:p>
      <text:p text:style-name="Standard"><text:tab/></text:p>
      <text:p text:style-name="Standard">Constructor:</text:p>
      <text:p text:style-name="Standard"><text:tab/>A frog is made up of a posn, an integer representing the number of lives it has, an image, an initial time and then a current time. The constructor only takes 3 things the posn, the number of lives and it's initial time. The current time is set to the initial time at first and the image is always set ot the same image. The posn represents the position of the frog, the lives represents how many lives the frog has, the image is the image that represents the frog, the intial time is the time that player has to reach the other side and the current time is the amount of time the player has left to reach the other side.</text:p>
      <text:p text:style-name="Standard"/>
      <text:p text:style-name="Standard">Methods:</text:p>
      <text:p text:style-name="Standard"><text:tab/>The frog has a large number of methods, roadKillHuh determines if the frog is hit by the given car. OnTurtleHuh determines if the frog is safely ontop of the given turtle. OnAnySchoolHuh determines if the frog is only any turtle in the given ArrayList of Schools. The frog's move method moves it according to the given string input and will not allow the frog to move off the screen. <text:s/>The madeItHuh method determine sif the frog has safely made it to the other side and has landed on a lily pad. WonGameHuh determines if the player has won the game. OutOfTimeHuh determines if the frog is out of time to complete the level. Both levelUp and Hit are void methods that move the frog back to the starting position the only difference being levelUp decreases the time the player has to complete the level and does not remove a lfe. </text:p>
      <text:p text:style-name="Standard">Two more important classes are Lane and School</text:p>
      <text:p text:style-name="Standard"><text:tab/>They both represent an ArrayList of either Cars or Turtles and when one is created it takes <text:soft-page-break/>the velocity and y position of every car or turtle that it contains and sets it to the velocity and y position of this lane or school. This ensures that every Car or Turtle in the same lane is moving at the same speed and at the exact same y positions.</text:p>
      <text:p text:style-name="Standard"/>
      <text:p text:style-name="Standard"><text:tab/>They both contain the same methods as well. They both contain a move method that just moves each car or turtle in the lane or school. They both have a makeImage method that builds up the image of all the cars or turtles in the lane or school. They then both have a method that determines if any of the cars in this lane hit the given frog or if the frog is on any of the turtles in this School</text:p>
      <text:p text:style-name="Standard"/>
      <text:p text:style-name="Standard">The main World class Frogger</text:p>
      <text:p text:style-name="Standard"><text:tab/>The Frogger class is made of a static WIDTH and HEIGHT that represent the size of the canvas, a Frog that represents the user controlled frog in this Frogger game, an ArrayList of Lanes that represents all of the cars in this game, an ArrayList of Schools that represents all of the turtles in this game, and a Boolean that determines if the game is paused or not.</text:p>
      <text:p text:style-name="Standard"/>
      <text:p text:style-name="Standard">Methods: The Frogger class contains a large amount of methods:</text:p>
      <text:p text:style-name="Standard"/>
      <text:p text:style-name="Standard">moveAllCars: moves every car in the Frogger game according to it's velocity.</text:p>
      <text:p text:style-name="Standard">moveAllTurtles: moves every turtle in the Frogger game according to it's velocity.</text:p>
      <text:p text:style-name="Standard">anyRoadKillHuh: checks to see if any car in this Frogger game has hit the Frog in this game</text:p>
      <text:p text:style-name="Standard">onTick: the very first thing on tick does is check to see if the game is paused, if it is the game does not update anything until the pause boolean is false. If the pause boolean is false it does a number of check to determine what to do :</text:p>
      <text:p text:style-name="Standard"/>
      <text:list xml:id="list43667163" text:style-name="L1">
        <text:list-item>
          <text:p text:style-name="P1">Checks to see if the frog is out of time, if it is reset it's position, reduce it's lives by one and reset it's current time to it's initial time, also play a sound.</text:p>
        </text:list-item>
        <text:list-item>
          <text:p text:style-name="P1">Checks to see if the frog has fallen into the river, if it does it does all the same things as if the frog was out of time.</text:p>
        </text:list-item>
        <text:list-item>
          <text:p text:style-name="P1">Move all of the cars and turtles in the game.</text:p>
        </text:list-item>
        <text:list-item>
          <text:p text:style-name="P1">Checks to see if any of the cars hit the frog at it's current position, if any of them do do the same thing as if the frog ran out of time.</text:p>
        </text:list-item>
        <text:list-item>
          <text:p text:style-name="P1">Reduce the frog's curren time by .1 since the tick rate is 10 times a second.</text:p>
        </text:list-item>
        <text:list-item>
          <text:p text:style-name="P1">Play the next note of the background song</text:p>
        </text:list-item>
      </text:list>
      <text:p text:style-name="Standard"/>
      <text:p text:style-name="Standard">The onKey method takes the user's key input and acts accordingly.</text:p>
      <text:p text:style-name="Standard"><text:tab/></text:p>
      <text:p text:style-name="Standard"><text:tab/>If the user inputs “P” it pauses or unpauses the game accordingly.</text:p>
      <text:p text:style-name="Standard"><text:tab/>If the user input any of “UP”, “DOWN”, “LEFT”, or “RIGHT” it moves the frog in that direction.</text:p>
      <text:p text:style-name="Standard"><text:tab/>Any other user input is ignred</text:p>
      <text:p text:style-name="Standard"/>
      <text:p text:style-name="Standard">The worldEnds method determines if the world should end, there are only 2 conditions under which the world should end.</text:p>
      <text:list xml:id="list43667400" text:style-name="L2">
        <text:list-item>
          <text:list>
            <text:list-item>
              <text:p text:style-name="P2">The frog has run out of lives and the user lost. In this case display the last image and the text “You Died”</text:p>
            </text:list-item>
            <text:list-item>
              <text:p text:style-name="P2">The frog has beat the game with an initial time of less than 10 seconds and therefor has wo nthe game. Display the last image and the text “You Win!”</text:p>
            </text:list-item>
          </text:list>
        </text:list-item>
      </text:list>
      <text:p text:style-name="Standard">The makeImage method builds up the image of everything in the game and overlays it all onto the game board.</text:p>
      <text:p text:style-name="Standard"/>
      <text:p text:style-name="Standard">Testing:</text:p>
      <text:p text:style-name="Standard"><text:soft-page-break/></text:p>
      <text:p text:style-name="Standard"><text:tab/>Every method and constructor in the game is tested so if any of the methods are altered significantly the tests must also be altered to reflect this. Any new methods that are added must not affect how the current methods work or the tests will fail. This game contains over 100 written tests but the best way to test the game is to run it and play it. Make sure that when the game is run it feels smooth and there are no strange bu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3T16:09:39</meta:creation-date>
    <dc:date>2012-04-16T23:52:47.59</dc:date>
    <meta:editing-duration>PT17M56S</meta:editing-duration>
    <meta:editing-cycles>2</meta:editing-cycles>
    <meta:generator>LibreOffice/3.4$Win32 LibreOffice_project/340m1$Build-402</meta:generator>
    <meta:document-statistic meta:table-count="0" meta:image-count="0" meta:object-count="0" meta:page-count="3" meta:paragraph-count="45" meta:word-count="1205" meta:character-count="6263" meta:non-whitespace-character-count="5089"/>
  </office:meta>
</office:document-meta>
</file>